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OJPEGImageWriter.addAdobeTransform( IIOMetadata me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mageIOJPEGImageWriter.updateMetadata( IIOMetadata meta , ImageWriterParam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mageIOJPEGImageWriter.getDefaultWriteParam( ImageWriter iiowriter , RenderedImage image , ImageWriter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OJPEGImageWriter.ImageIOJPEGIm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